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71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表六 <text:s/>各縣市遷入人數、遷出人數及淨遷徙人數按性別分</text:p>
          </table:table-cell>
          <table:covered-table-cell table:style-name="ce21"/>
          <table:covered-table-cell table:number-columns-repeated="22" table:style-name="ce33"/>
          <table:covered-table-cell table:style-name="ce21"/>
          <table:table-cell table:style-name="ce2" table:number-columns-repeated="999"/>
        </table:table-row>
        <table:table-row table:style-name="ro2">
          <table:table-cell table:style-name="ce2"/>
          <table:table-cell table:style-name="ce22"/>
          <table:table-cell table:style-name="ce33" table:number-columns-repeated="8"/>
          <table:table-cell table:style-name="ce48" office:value-type="string" calcext:value-type="string" table:number-columns-spanned="6" table:number-rows-spanned="1">
            <text:p><text:s text:c="5"/>中 華 民 國 97 年 5 月份</text:p>
          </table:table-cell>
          <table:covered-table-cell table:number-columns-repeated="5" table:style-name="ce49"/>
          <table:table-cell table:style-name="ce33" table:number-columns-repeated="8"/>
          <table:table-cell table:style-name="ce61" office:value-type="string" calcext:value-type="string">
            <text:p><text:s text:c="4"/>單位：人</text:p>
          </table:table-cell>
          <table:table-cell table:style-name="ce2" table:number-columns-repeated="999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23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34" office:value-type="string" calcext:value-type="string" table:number-columns-spanned="11" table:number-rows-spanned="1">
            <text:p>遷　　　　　　　入　　　　　　　人　　　　　　　數</text:p>
          </table:table-cell>
          <table:covered-table-cell table:number-columns-repeated="10" table:style-name="ce44"/>
          <table:table-cell table:style-name="ce50" office:value-type="string" calcext:value-type="string" table:number-columns-spanned="11" table:number-rows-spanned="1">
            <text:p>遷　　　　　　　出　　　　　　　人　　　　　　　數</text:p>
          </table:table-cell>
          <table:covered-table-cell table:number-columns-repeated="9" table:style-name="ce44"/>
          <table:covered-table-cell table:style-name="ce54"/>
          <table:table-cell table:style-name="ce62" office:value-type="string" calcext:value-type="string" table:number-columns-spanned="1" table:number-rows-spanned="3">
            <text:p>淨<text:span text:style-name="T2"> </text:span></text:p>
            <text:p><text:span text:style-name="T1">遷</text:span></text:p>
            <text:p><text:span text:style-name="T1">徙</text:span><text:span text:style-name="T3"> </text:span></text:p>
            <text:p><text:span text:style-name="T1">人</text:span><text:span text:style-name="T3"> </text:span></text:p>
            <text:p><text:span text:style-name="T1">數</text:span></text:p>
          </table:table-cell>
          <table:table-cell table:style-name="ce32" table:number-columns-repeated="999"/>
        </table:table-row>
        <table:table-row table:style-name="ro1">
          <table:covered-table-cell table:style-name="ce4"/>
          <table:covered-table-cell table:style-name="ce24"/>
          <table:table-cell table:style-name="ce35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5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45" office:value-type="string" calcext:value-type="string" table:number-columns-spanned="5" table:number-rows-spanned="1">
            <text:p>自　他　省　（市）</text:p>
          </table:table-cell>
          <table:covered-table-cell table:number-columns-repeated="3" table:style-name="ce46"/>
          <table:covered-table-cell table:style-name="ce47"/>
          <table:table-cell table:style-name="ce35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5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5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35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35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35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45" office:value-type="string" calcext:value-type="string" table:number-columns-spanned="5" table:number-rows-spanned="1">
            <text:p>往　他　省　（市）</text:p>
          </table:table-cell>
          <table:covered-table-cell table:number-columns-repeated="3" table:style-name="ce46"/>
          <table:covered-table-cell table:style-name="ce51"/>
          <table:table-cell table:style-name="ce35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35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35" office:value-type="string" calcext:value-type="string" table:number-columns-spanned="1" table:number-rows-spanned="3">
            <text:p>註</text:p>
            <text:p/>
            <text:p>銷</text:p>
            <text:p/>
            <text:p>戶</text:p>
            <text:p/>
            <text:p>籍</text:p>
          </table:table-cell>
          <table:table-cell table:style-name="ce35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63"/>
          <table:table-cell table:style-name="ce32" table:number-columns-repeated="999"/>
        </table:table-row>
        <table:table-row table:style-name="ro3">
          <table:covered-table-cell table:style-name="ce4"/>
          <table:covered-table-cell table:style-name="ce24"/>
          <table:covered-table-cell table:number-columns-repeated="2" table:style-name="ce36"/>
          <table:table-cell table:style-name="ce35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36"/>
          <table:table-cell table:style-name="ce35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35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35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36"/>
          <table:covered-table-cell table:style-name="ce63"/>
          <table:table-cell table:style-name="ce32" table:number-columns-repeated="999"/>
        </table:table-row>
        <table:table-row table:style-name="ro4">
          <table:covered-table-cell table:style-name="ce5"/>
          <table:covered-table-cell table:style-name="ce25"/>
          <table:covered-table-cell table:number-columns-repeated="22" table:style-name="ce37"/>
          <table:table-cell table:style-name="ce64" office:value-type="string" calcext:value-type="string">
            <text:p>(<text:span text:style-name="T4">遷入</text:span><text:span text:style-name="T3">-</text:span><text:span text:style-name="T5">遷出</text:span><text:span text:style-name="T3">)</text:span></text:p>
          </table:table-cell>
          <table:table-cell table:style-name="ce32" table:number-columns-repeated="999"/>
        </table:table-row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8" table:formula="of:=SUM([.C10];[.C88];[.C91];)" office:value-type="float" office:value="112005" calcext:value-type="float">
            <text:p>112,005</text:p>
          </table:table-cell>
          <table:table-cell table:style-name="ce38" table:formula="of:=SUM([.D10];[.D88];[.D91];)" office:value-type="float" office:value="3588" calcext:value-type="float">
            <text:p>3,588</text:p>
          </table:table-cell>
          <table:table-cell table:style-name="ce38" table:formula="of:=SUM([.E10];[.E88];[.E91];)" office:value-type="float" office:value="8559" calcext:value-type="float">
            <text:p>8,559</text:p>
          </table:table-cell>
          <table:table-cell table:style-name="ce38" table:formula="of:=SUM([.F10];[.F88];[.F91];)" office:value-type="float" office:value="4237" calcext:value-type="float">
            <text:p>4,237</text:p>
          </table:table-cell>
          <table:table-cell table:style-name="ce38" table:formula="of:=SUM([.G10];[.G88];[.G91];)" office:value-type="float" office:value="11858" calcext:value-type="float">
            <text:p>11,858</text:p>
          </table:table-cell>
          <table:table-cell table:style-name="ce38" table:formula="of:=SUM([.H10];[.H88];[.H91];)" office:value-type="float" office:value="236" calcext:value-type="float">
            <text:p>236</text:p>
          </table:table-cell>
          <table:table-cell table:style-name="ce38" table:formula="of:=SUM([.I10];[.I88];[.I91];)" office:value-type="float" office:value="1" calcext:value-type="float">
            <text:p>1</text:p>
          </table:table-cell>
          <table:table-cell table:style-name="ce38" table:formula="of:=SUM([.J10];[.J88];[.J91];)" office:value-type="float" office:value="33673" calcext:value-type="float">
            <text:p>33,673</text:p>
          </table:table-cell>
          <table:table-cell table:style-name="ce38" table:formula="of:=SUM([.K10];[.K88];[.K91];)" office:value-type="float" office:value="47768" calcext:value-type="float">
            <text:p>47,768</text:p>
          </table:table-cell>
          <table:table-cell table:style-name="ce38" table:formula="of:=SUM([.L10];[.L88];[.L91];)" office:value-type="float" office:value="2072" calcext:value-type="float">
            <text:p>2,072</text:p>
          </table:table-cell>
          <table:table-cell table:style-name="ce38" table:formula="of:=SUM([.M10];[.M88];[.M91];)" office:value-type="float" office:value="13" calcext:value-type="float">
            <text:p>13</text:p>
          </table:table-cell>
          <table:table-cell table:style-name="ce38" table:formula="of:=SUM([.N10];[.N88];[.N91];)" office:value-type="float" office:value="110578" calcext:value-type="float">
            <text:p>110,578</text:p>
          </table:table-cell>
          <table:table-cell table:style-name="ce38" table:formula="of:=SUM([.O10];[.O88];[.O91];)" office:value-type="float" office:value="4204" calcext:value-type="float">
            <text:p>4,204</text:p>
          </table:table-cell>
          <table:table-cell table:style-name="ce38" table:formula="of:=SUM([.P10];[.P88];[.P91];)" office:value-type="float" office:value="7626" calcext:value-type="float">
            <text:p>7,626</text:p>
          </table:table-cell>
          <table:table-cell table:style-name="ce38" table:formula="of:=SUM([.Q10];[.Q88];[.Q91];)" office:value-type="float" office:value="4317" calcext:value-type="float">
            <text:p>4,317</text:p>
          </table:table-cell>
          <table:table-cell table:style-name="ce38" table:formula="of:=SUM([.R10];[.R88];[.R91];)" office:value-type="float" office:value="12472" calcext:value-type="float">
            <text:p>12,472</text:p>
          </table:table-cell>
          <table:table-cell table:style-name="ce38" table:formula="of:=SUM([.S10];[.S88];[.S91];)" office:value-type="float" office:value="475" calcext:value-type="float">
            <text:p>475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33664" calcext:value-type="float">
            <text:p>33,664</text:p>
          </table:table-cell>
          <table:table-cell table:style-name="ce38" table:formula="of:=SUM([.V10];[.V88];[.V91];)" office:value-type="float" office:value="47771" calcext:value-type="float">
            <text:p>47,771</text:p>
          </table:table-cell>
          <table:table-cell table:style-name="ce38" table:formula="of:=SUM([.W10];[.W88];[.W91];)" office:value-type="float" office:value="29" calcext:value-type="float">
            <text:p>29</text:p>
          </table:table-cell>
          <table:table-cell table:style-name="ce55" table:formula="of:=SUM([.X10];[.X88];[.X91];)" office:value-type="float" office:value="20" calcext:value-type="float">
            <text:p>20</text:p>
          </table:table-cell>
          <table:table-cell table:style-name="ce65" table:formula="of:=[.C7]-[.N7]" office:value-type="float" office:value="1427" calcext:value-type="float">
            <text:p>1,427</text:p>
          </table:table-cell>
          <table:table-cell table:style-name="ce74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SUM([.C11];[.C89];[.C92];)" office:value-type="float" office:value="49725" calcext:value-type="float">
            <text:p>49,725</text:p>
          </table:table-cell>
          <table:table-cell table:style-name="ce39" table:formula="of:=SUM([.D11];[.D89];[.D92];)" office:value-type="float" office:value="1650" calcext:value-type="float">
            <text:p>1,650</text:p>
          </table:table-cell>
          <table:table-cell table:style-name="ce39" table:formula="of:=SUM([.E11];[.E89];[.E92];)" office:value-type="float" office:value="3946" calcext:value-type="float">
            <text:p>3,946</text:p>
          </table:table-cell>
          <table:table-cell table:style-name="ce39" table:formula="of:=SUM([.F11];[.F89];[.F92];)" office:value-type="float" office:value="1930" calcext:value-type="float">
            <text:p>1,930</text:p>
          </table:table-cell>
          <table:table-cell table:style-name="ce39" table:formula="of:=SUM([.G11];[.G89];[.G92];)" office:value-type="float" office:value="5244" calcext:value-type="float">
            <text:p>5,244</text:p>
          </table:table-cell>
          <table:table-cell table:style-name="ce39" table:formula="of:=SUM([.H11];[.H89];[.H92];)" office:value-type="float" office:value="136" calcext:value-type="float">
            <text:p>136</text:p>
          </table:table-cell>
          <table:table-cell table:style-name="ce39" table:formula="of:=SUM([.I11];[.I89];[.I92];)" office:value-type="float" office:value="1" calcext:value-type="float">
            <text:p>1</text:p>
          </table:table-cell>
          <table:table-cell table:style-name="ce39" table:formula="of:=SUM([.J11];[.J89];[.J92];)" office:value-type="float" office:value="14969" calcext:value-type="float">
            <text:p>14,969</text:p>
          </table:table-cell>
          <table:table-cell table:style-name="ce39" table:formula="of:=SUM([.K11];[.K89];[.K92];)" office:value-type="float" office:value="21529" calcext:value-type="float">
            <text:p>21,529</text:p>
          </table:table-cell>
          <table:table-cell table:style-name="ce39" table:formula="of:=SUM([.L11];[.L89];[.L92];)" office:value-type="float" office:value="312" calcext:value-type="float">
            <text:p>312</text:p>
          </table:table-cell>
          <table:table-cell table:style-name="ce39" table:formula="of:=SUM([.M11];[.M89];[.M92];)" office:value-type="float" office:value="8" calcext:value-type="float">
            <text:p>8</text:p>
          </table:table-cell>
          <table:table-cell table:style-name="ce39" table:formula="of:=SUM([.N11];[.N89];[.N92];)" office:value-type="float" office:value="49726" calcext:value-type="float">
            <text:p>49,726</text:p>
          </table:table-cell>
          <table:table-cell table:style-name="ce39" table:formula="of:=SUM([.O11];[.O89];[.O92];)" office:value-type="float" office:value="1957" calcext:value-type="float">
            <text:p>1,957</text:p>
          </table:table-cell>
          <table:table-cell table:style-name="ce39" table:formula="of:=SUM([.P11];[.P89];[.P92];)" office:value-type="float" office:value="3353" calcext:value-type="float">
            <text:p>3,353</text:p>
          </table:table-cell>
          <table:table-cell table:style-name="ce39" table:formula="of:=SUM([.Q11];[.Q89];[.Q92];)" office:value-type="float" office:value="1933" calcext:value-type="float">
            <text:p>1,933</text:p>
          </table:table-cell>
          <table:table-cell table:style-name="ce39" table:formula="of:=SUM([.R11];[.R89];[.R92];)" office:value-type="float" office:value="5740" calcext:value-type="float">
            <text:p>5,740</text:p>
          </table:table-cell>
          <table:table-cell table:style-name="ce39" table:formula="of:=SUM([.S11];[.S89];[.S92];)" office:value-type="float" office:value="229" calcext:value-type="float">
            <text:p>229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4966" calcext:value-type="float">
            <text:p>14,966</text:p>
          </table:table-cell>
          <table:table-cell table:style-name="ce39" table:formula="of:=SUM([.V11];[.V89];[.V92];)" office:value-type="float" office:value="21530" calcext:value-type="float">
            <text:p>21,530</text:p>
          </table:table-cell>
          <table:table-cell table:style-name="ce39" table:formula="of:=SUM([.W11];[.W89];[.W92];)" office:value-type="float" office:value="8" calcext:value-type="float">
            <text:p>8</text:p>
          </table:table-cell>
          <table:table-cell table:style-name="ce56" table:formula="of:=SUM([.X11];[.X89];[.X92];)" office:value-type="float" office:value="10" calcext:value-type="float">
            <text:p>10</text:p>
          </table:table-cell>
          <table:table-cell table:style-name="ce66" table:formula="of:=[.C8]-[.N8]" office:value-type="float" office:value="-1" calcext:value-type="float">
            <text:p><text:s text:c="7"/>－1</text:p>
          </table:table-cell>
          <table:table-cell table:style-name="ce74" table:number-columns-repeated="999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0" table:formula="of:=SUM([.C12];[.C90];[.C93];)" office:value-type="float" office:value="62280" calcext:value-type="float">
            <text:p>62,280</text:p>
          </table:table-cell>
          <table:table-cell table:style-name="ce40" table:formula="of:=SUM([.D12];[.D90];[.D93];)" office:value-type="float" office:value="1938" calcext:value-type="float">
            <text:p>1,938</text:p>
          </table:table-cell>
          <table:table-cell table:style-name="ce40" table:formula="of:=SUM([.E12];[.E90];[.E93];)" office:value-type="float" office:value="4613" calcext:value-type="float">
            <text:p>4,613</text:p>
          </table:table-cell>
          <table:table-cell table:style-name="ce40" table:formula="of:=SUM([.F12];[.F90];[.F93];)" office:value-type="float" office:value="2307" calcext:value-type="float">
            <text:p>2,307</text:p>
          </table:table-cell>
          <table:table-cell table:style-name="ce40" table:formula="of:=SUM([.G12];[.G90];[.G93];)" office:value-type="float" office:value="6614" calcext:value-type="float">
            <text:p>6,614</text:p>
          </table:table-cell>
          <table:table-cell table:style-name="ce40" table:formula="of:=SUM([.H12];[.H90];[.H93];)" office:value-type="float" office:value="100" calcext:value-type="float">
            <text:p>100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8704" calcext:value-type="float">
            <text:p>18,704</text:p>
          </table:table-cell>
          <table:table-cell table:style-name="ce40" table:formula="of:=SUM([.K12];[.K90];[.K93];)" office:value-type="float" office:value="26239" calcext:value-type="float">
            <text:p>26,239</text:p>
          </table:table-cell>
          <table:table-cell table:style-name="ce40" table:formula="of:=SUM([.L12];[.L90];[.L93];)" office:value-type="float" office:value="1760" calcext:value-type="float">
            <text:p>1,760</text:p>
          </table:table-cell>
          <table:table-cell table:style-name="ce40" table:formula="of:=SUM([.M12];[.M90];[.M93];)" office:value-type="float" office:value="5" calcext:value-type="float">
            <text:p>5</text:p>
          </table:table-cell>
          <table:table-cell table:style-name="ce40" table:formula="of:=SUM([.N12];[.N90];[.N93];)" office:value-type="float" office:value="60852" calcext:value-type="float">
            <text:p>60,852</text:p>
          </table:table-cell>
          <table:table-cell table:style-name="ce40" table:formula="of:=SUM([.O12];[.O90];[.O93];)" office:value-type="float" office:value="2247" calcext:value-type="float">
            <text:p>2,247</text:p>
          </table:table-cell>
          <table:table-cell table:style-name="ce40" table:formula="of:=SUM([.P12];[.P90];[.P93];)" office:value-type="float" office:value="4273" calcext:value-type="float">
            <text:p>4,273</text:p>
          </table:table-cell>
          <table:table-cell table:style-name="ce40" table:formula="of:=SUM([.Q12];[.Q90];[.Q93];)" office:value-type="float" office:value="2384" calcext:value-type="float">
            <text:p>2,384</text:p>
          </table:table-cell>
          <table:table-cell table:style-name="ce40" table:formula="of:=SUM([.R12];[.R90];[.R93];)" office:value-type="float" office:value="6732" calcext:value-type="float">
            <text:p>6,732</text:p>
          </table:table-cell>
          <table:table-cell table:style-name="ce40" table:formula="of:=SUM([.S12];[.S90];[.S93];)" office:value-type="float" office:value="246" calcext:value-type="float">
            <text:p>246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8698" calcext:value-type="float">
            <text:p>18,698</text:p>
          </table:table-cell>
          <table:table-cell table:style-name="ce40" table:formula="of:=SUM([.V12];[.V90];[.V93];)" office:value-type="float" office:value="26241" calcext:value-type="float">
            <text:p>26,241</text:p>
          </table:table-cell>
          <table:table-cell table:style-name="ce40" table:formula="of:=SUM([.W12];[.W90];[.W93];)" office:value-type="float" office:value="21" calcext:value-type="float">
            <text:p>21</text:p>
          </table:table-cell>
          <table:table-cell table:style-name="ce57" table:formula="of:=SUM([.X12];[.X90];[.X93];)" office:value-type="float" office:value="10" calcext:value-type="float">
            <text:p>10</text:p>
          </table:table-cell>
          <table:table-cell table:style-name="ce67" table:formula="of:=[.C9]-[.N9]" office:value-type="float" office:value="1428" calcext:value-type="float">
            <text:p>1,428</text:p>
          </table:table-cell>
          <table:table-cell table:style-name="ce74" table:number-columns-repeated="999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8" table:formula="of:=SUM([.C13];[.C79];[.C82])" office:value-type="float" office:value="111368" calcext:value-type="float">
            <text:p>111,368</text:p>
          </table:table-cell>
          <table:table-cell table:style-name="ce38" table:formula="of:=SUM([.D13];[.D79];[.D82])" office:value-type="float" office:value="3586" calcext:value-type="float">
            <text:p>3,586</text:p>
          </table:table-cell>
          <table:table-cell table:style-name="ce38" table:formula="of:=SUM([.E13];[.E79];[.E82])" office:value-type="float" office:value="8512" calcext:value-type="float">
            <text:p>8,512</text:p>
          </table:table-cell>
          <table:table-cell table:style-name="ce38" table:formula="of:=SUM([.F13];[.F79];[.F82])" office:value-type="float" office:value="4208" calcext:value-type="float">
            <text:p>4,208</text:p>
          </table:table-cell>
          <table:table-cell table:style-name="ce38" table:formula="of:=SUM([.G13];[.G79];[.G82])" office:value-type="float" office:value="11459" calcext:value-type="float">
            <text:p>11,459</text:p>
          </table:table-cell>
          <table:table-cell table:style-name="ce38" table:formula="of:=SUM([.H13];[.H79];[.H82])" office:value-type="float" office:value="236" calcext:value-type="float">
            <text:p>236</text:p>
          </table:table-cell>
          <table:table-cell table:style-name="ce38" table:formula="of:=SUM([.I13];[.I79];[.I82])" office:value-type="float" office:value="1" calcext:value-type="float">
            <text:p>1</text:p>
          </table:table-cell>
          <table:table-cell table:style-name="ce38" table:formula="of:=SUM([.J13];[.J79];[.J82])" office:value-type="float" office:value="33673" calcext:value-type="float">
            <text:p>33,673</text:p>
          </table:table-cell>
          <table:table-cell table:style-name="ce38" table:formula="of:=SUM([.K13];[.K79];[.K82])" office:value-type="float" office:value="47614" calcext:value-type="float">
            <text:p>47,614</text:p>
          </table:table-cell>
          <table:table-cell table:style-name="ce38" table:formula="of:=SUM([.L13];[.L79];[.L82])" office:value-type="float" office:value="2066" calcext:value-type="float">
            <text:p>2,066</text:p>
          </table:table-cell>
          <table:table-cell table:style-name="ce38" table:formula="of:=SUM([.M13];[.M79];[.M82])" office:value-type="float" office:value="13" calcext:value-type="float">
            <text:p>13</text:p>
          </table:table-cell>
          <table:table-cell table:style-name="ce38" table:formula="of:=SUM([.N13];[.N79];[.N82])" office:value-type="float" office:value="110181" calcext:value-type="float">
            <text:p>110,181</text:p>
          </table:table-cell>
          <table:table-cell table:style-name="ce38" table:formula="of:=SUM([.O13];[.O79];[.O82])" office:value-type="float" office:value="4197" calcext:value-type="float">
            <text:p>4,197</text:p>
          </table:table-cell>
          <table:table-cell table:style-name="ce38" table:formula="of:=SUM([.P13];[.P79];[.P82])" office:value-type="float" office:value="7590" calcext:value-type="float">
            <text:p>7,590</text:p>
          </table:table-cell>
          <table:table-cell table:style-name="ce38" table:formula="of:=SUM([.Q13];[.Q79];[.Q82])" office:value-type="float" office:value="4302" calcext:value-type="float">
            <text:p>4,302</text:p>
          </table:table-cell>
          <table:table-cell table:style-name="ce38" table:formula="of:=SUM([.R13];[.R79];[.R82])" office:value-type="float" office:value="12287" calcext:value-type="float">
            <text:p>12,287</text:p>
          </table:table-cell>
          <table:table-cell table:style-name="ce38" table:formula="of:=SUM([.S13];[.S79];[.S82])" office:value-type="float" office:value="475" calcext:value-type="float">
            <text:p>475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33664" calcext:value-type="float">
            <text:p>33,664</text:p>
          </table:table-cell>
          <table:table-cell table:style-name="ce38" table:formula="of:=SUM([.V13];[.V79];[.V82])" office:value-type="float" office:value="47617" calcext:value-type="float">
            <text:p>47,617</text:p>
          </table:table-cell>
          <table:table-cell table:style-name="ce38" table:formula="of:=SUM([.W13];[.W79];[.W82])" office:value-type="float" office:value="29" calcext:value-type="float">
            <text:p>29</text:p>
          </table:table-cell>
          <table:table-cell table:style-name="ce55" table:formula="of:=SUM([.X13];[.X79];[.X82])" office:value-type="float" office:value="20" calcext:value-type="float">
            <text:p>20</text:p>
          </table:table-cell>
          <table:table-cell table:style-name="ce68" table:formula="of:=[.C10]-[.N10]" office:value-type="float" office:value="1187" calcext:value-type="float">
            <text:p>1,187</text:p>
          </table:table-cell>
          <table:table-cell table:style-name="ce74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SUM([.C14];[.C80];[.C83])" office:value-type="float" office:value="49417" calcext:value-type="float">
            <text:p>49,417</text:p>
          </table:table-cell>
          <table:table-cell table:style-name="ce39" table:formula="of:=SUM([.D14];[.D80];[.D83])" office:value-type="float" office:value="1648" calcext:value-type="float">
            <text:p>1,648</text:p>
          </table:table-cell>
          <table:table-cell table:style-name="ce39" table:formula="of:=SUM([.E14];[.E80];[.E83])" office:value-type="float" office:value="3920" calcext:value-type="float">
            <text:p>3,920</text:p>
          </table:table-cell>
          <table:table-cell table:style-name="ce39" table:formula="of:=SUM([.F14];[.F80];[.F83])" office:value-type="float" office:value="1917" calcext:value-type="float">
            <text:p>1,917</text:p>
          </table:table-cell>
          <table:table-cell table:style-name="ce39" table:formula="of:=SUM([.G14];[.G80];[.G83])" office:value-type="float" office:value="5054" calcext:value-type="float">
            <text:p>5,054</text:p>
          </table:table-cell>
          <table:table-cell table:style-name="ce39" table:formula="of:=SUM([.H14];[.H80];[.H83])" office:value-type="float" office:value="136" calcext:value-type="float">
            <text:p>136</text:p>
          </table:table-cell>
          <table:table-cell table:style-name="ce39" table:formula="of:=SUM([.I14];[.I80];[.I83])" office:value-type="float" office:value="1" calcext:value-type="float">
            <text:p>1</text:p>
          </table:table-cell>
          <table:table-cell table:style-name="ce39" table:formula="of:=SUM([.J14];[.J80];[.J83])" office:value-type="float" office:value="14969" calcext:value-type="float">
            <text:p>14,969</text:p>
          </table:table-cell>
          <table:table-cell table:style-name="ce39" table:formula="of:=SUM([.K14];[.K80];[.K83])" office:value-type="float" office:value="21453" calcext:value-type="float">
            <text:p>21,453</text:p>
          </table:table-cell>
          <table:table-cell table:style-name="ce39" table:formula="of:=SUM([.L14];[.L80];[.L83])" office:value-type="float" office:value="311" calcext:value-type="float">
            <text:p>311</text:p>
          </table:table-cell>
          <table:table-cell table:style-name="ce39" table:formula="of:=SUM([.M14];[.M80];[.M83])" office:value-type="float" office:value="8" calcext:value-type="float">
            <text:p>8</text:p>
          </table:table-cell>
          <table:table-cell table:style-name="ce39" table:formula="of:=SUM([.N14];[.N80];[.N83])" office:value-type="float" office:value="49509" calcext:value-type="float">
            <text:p>49,509</text:p>
          </table:table-cell>
          <table:table-cell table:style-name="ce39" table:formula="of:=SUM([.O14];[.O80];[.O83])" office:value-type="float" office:value="1952" calcext:value-type="float">
            <text:p>1,952</text:p>
          </table:table-cell>
          <table:table-cell table:style-name="ce39" table:formula="of:=SUM([.P14];[.P80];[.P83])" office:value-type="float" office:value="3326" calcext:value-type="float">
            <text:p>3,326</text:p>
          </table:table-cell>
          <table:table-cell table:style-name="ce39" table:formula="of:=SUM([.Q14];[.Q80];[.Q83])" office:value-type="float" office:value="1924" calcext:value-type="float">
            <text:p>1,924</text:p>
          </table:table-cell>
          <table:table-cell table:style-name="ce39" table:formula="of:=SUM([.R14];[.R80];[.R83])" office:value-type="float" office:value="5640" calcext:value-type="float">
            <text:p>5,640</text:p>
          </table:table-cell>
          <table:table-cell table:style-name="ce39" table:formula="of:=SUM([.S14];[.S80];[.S83])" office:value-type="float" office:value="229" calcext:value-type="float">
            <text:p>229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4966" calcext:value-type="float">
            <text:p>14,966</text:p>
          </table:table-cell>
          <table:table-cell table:style-name="ce39" table:formula="of:=SUM([.V14];[.V80];[.V83])" office:value-type="float" office:value="21454" calcext:value-type="float">
            <text:p>21,454</text:p>
          </table:table-cell>
          <table:table-cell table:style-name="ce39" table:formula="of:=SUM([.W14];[.W80];[.W83])" office:value-type="float" office:value="8" calcext:value-type="float">
            <text:p>8</text:p>
          </table:table-cell>
          <table:table-cell table:style-name="ce56" table:formula="of:=SUM([.X14];[.X80];[.X83])" office:value-type="float" office:value="10" calcext:value-type="float">
            <text:p>10</text:p>
          </table:table-cell>
          <table:table-cell table:style-name="ce69" table:formula="of:=[.C11]-[.N11]" office:value-type="float" office:value="-92" calcext:value-type="float">
            <text:p><text:s text:c="7"/>－92</text:p>
          </table:table-cell>
          <table:table-cell table:style-name="ce74" table:number-columns-repeated="999"/>
        </table:table-row>
        <table:table-row table:style-name="ro5">
          <table:table-cell table:style-name="ce11"/>
          <table:table-cell table:style-name="ce28" office:value-type="string" calcext:value-type="string">
            <text:p>女</text:p>
          </table:table-cell>
          <table:table-cell table:style-name="ce40" table:formula="of:=SUM([.C15];[.C81];[.C84])" office:value-type="float" office:value="61951" calcext:value-type="float">
            <text:p>61,951</text:p>
          </table:table-cell>
          <table:table-cell table:style-name="ce40" table:formula="of:=SUM([.D15];[.D81];[.D84])" office:value-type="float" office:value="1938" calcext:value-type="float">
            <text:p>1,938</text:p>
          </table:table-cell>
          <table:table-cell table:style-name="ce40" table:formula="of:=SUM([.E15];[.E81];[.E84])" office:value-type="float" office:value="4592" calcext:value-type="float">
            <text:p>4,592</text:p>
          </table:table-cell>
          <table:table-cell table:style-name="ce40" table:formula="of:=SUM([.F15];[.F81];[.F84])" office:value-type="float" office:value="2291" calcext:value-type="float">
            <text:p>2,291</text:p>
          </table:table-cell>
          <table:table-cell table:style-name="ce40" table:formula="of:=SUM([.G15];[.G81];[.G84])" office:value-type="float" office:value="6405" calcext:value-type="float">
            <text:p>6,405</text:p>
          </table:table-cell>
          <table:table-cell table:style-name="ce40" table:formula="of:=SUM([.H15];[.H81];[.H84])" office:value-type="float" office:value="100" calcext:value-type="float">
            <text:p>100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8704" calcext:value-type="float">
            <text:p>18,704</text:p>
          </table:table-cell>
          <table:table-cell table:style-name="ce40" table:formula="of:=SUM([.K15];[.K81];[.K84])" office:value-type="float" office:value="26161" calcext:value-type="float">
            <text:p>26,161</text:p>
          </table:table-cell>
          <table:table-cell table:style-name="ce40" table:formula="of:=SUM([.L15];[.L81];[.L84])" office:value-type="float" office:value="1755" calcext:value-type="float">
            <text:p>1,755</text:p>
          </table:table-cell>
          <table:table-cell table:style-name="ce40" table:formula="of:=SUM([.M15];[.M81];[.M84])" office:value-type="float" office:value="5" calcext:value-type="float">
            <text:p>5</text:p>
          </table:table-cell>
          <table:table-cell table:style-name="ce40" table:formula="of:=SUM([.N15];[.N81];[.N84])" office:value-type="float" office:value="60672" calcext:value-type="float">
            <text:p>60,672</text:p>
          </table:table-cell>
          <table:table-cell table:style-name="ce40" table:formula="of:=SUM([.O15];[.O81];[.O84])" office:value-type="float" office:value="2245" calcext:value-type="float">
            <text:p>2,245</text:p>
          </table:table-cell>
          <table:table-cell table:style-name="ce40" table:formula="of:=SUM([.P15];[.P81];[.P84])" office:value-type="float" office:value="4264" calcext:value-type="float">
            <text:p>4,264</text:p>
          </table:table-cell>
          <table:table-cell table:style-name="ce40" table:formula="of:=SUM([.Q15];[.Q81];[.Q84])" office:value-type="float" office:value="2378" calcext:value-type="float">
            <text:p>2,378</text:p>
          </table:table-cell>
          <table:table-cell table:style-name="ce40" table:formula="of:=SUM([.R15];[.R81];[.R84])" office:value-type="float" office:value="6647" calcext:value-type="float">
            <text:p>6,647</text:p>
          </table:table-cell>
          <table:table-cell table:style-name="ce40" table:formula="of:=SUM([.S15];[.S81];[.S84])" office:value-type="float" office:value="246" calcext:value-type="float">
            <text:p>246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8698" calcext:value-type="float">
            <text:p>18,698</text:p>
          </table:table-cell>
          <table:table-cell table:style-name="ce40" table:formula="of:=SUM([.V15];[.V81];[.V84])" office:value-type="float" office:value="26163" calcext:value-type="float">
            <text:p>26,163</text:p>
          </table:table-cell>
          <table:table-cell table:style-name="ce40" table:formula="of:=SUM([.W15];[.W81];[.W84])" office:value-type="float" office:value="21" calcext:value-type="float">
            <text:p>21</text:p>
          </table:table-cell>
          <table:table-cell table:style-name="ce57" table:formula="of:=SUM([.X15];[.X81];[.X84])" office:value-type="float" office:value="10" calcext:value-type="float">
            <text:p>10</text:p>
          </table:table-cell>
          <table:table-cell table:style-name="ce70" table:formula="of:=[.C12]-[.N12]" office:value-type="float" office:value="1279" calcext:value-type="float">
            <text:p>1,279</text:p>
          </table:table-cell>
          <table:table-cell table:style-name="ce74" table:number-columns-repeated="999"/>
        </table:table-row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86002" calcext:value-type="float">
            <text:p>86,002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1980" calcext:value-type="float">
            <text:p>1,980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8290" calcext:value-type="float">
            <text:p>8,290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995" calcext:value-type="float">
            <text:p>3,995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185" calcext:value-type="float">
            <text:p>185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1" calcext:value-type="float">
            <text:p>1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33673" calcext:value-type="float">
            <text:p>33,673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6192" calcext:value-type="float">
            <text:p>36,192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676" calcext:value-type="float">
            <text:p>1,676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10" calcext:value-type="float">
            <text:p>10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84229" calcext:value-type="float">
            <text:p>84,229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476" calcext:value-type="float">
            <text:p>2,476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7377" calcext:value-type="float">
            <text:p>7,377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4080" calcext:value-type="float">
            <text:p>4,080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399" calcext:value-type="float">
            <text:p>399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33664" calcext:value-type="float">
            <text:p>33,664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6195" calcext:value-type="float">
            <text:p>36,195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22" calcext:value-type="float">
            <text:p>22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16" calcext:value-type="float">
            <text:p>16</text:p>
          </table:table-cell>
          <table:table-cell table:style-name="ce68" table:formula="of:=[.C13]-[.N13]" office:value-type="float" office:value="1773" calcext:value-type="float">
            <text:p>1,773</text:p>
          </table:table-cell>
          <table:table-cell table:style-name="ce74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8068" calcext:value-type="float">
            <text:p>38,068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923" calcext:value-type="float">
            <text:p>923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3816" calcext:value-type="float">
            <text:p>3,816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824" calcext:value-type="float">
            <text:p>1,824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100" calcext:value-type="float">
            <text:p>100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1" calcext:value-type="float">
            <text:p>1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4969" calcext:value-type="float">
            <text:p>14,969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6236" calcext:value-type="float">
            <text:p>16,236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194" calcext:value-type="float">
            <text:p>194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5" calcext:value-type="float">
            <text:p>5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7656" calcext:value-type="float">
            <text:p>37,656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195" calcext:value-type="float">
            <text:p>1,195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3233" calcext:value-type="float">
            <text:p>3,233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820" calcext:value-type="float">
            <text:p>1,820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190" calcext:value-type="float">
            <text:p>190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4966" calcext:value-type="float">
            <text:p>14,966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6237" calcext:value-type="float">
            <text:p>16,237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7" calcext:value-type="float">
            <text:p>7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8" calcext:value-type="float">
            <text:p>8</text:p>
          </table:table-cell>
          <table:table-cell table:style-name="ce69" table:formula="of:=[.C14]-[.N14]" office:value-type="float" office:value="412" calcext:value-type="float">
            <text:p>412</text:p>
          </table:table-cell>
          <table:table-cell table:style-name="ce74" table:number-columns-repeated="999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47934" calcext:value-type="float">
            <text:p>47,934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057" calcext:value-type="float">
            <text:p>1,057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4474" calcext:value-type="float">
            <text:p>4,474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2171" calcext:value-type="float">
            <text:p>2,171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85" calcext:value-type="float">
            <text:p>85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8704" calcext:value-type="float">
            <text:p>18,704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9956" calcext:value-type="float">
            <text:p>19,956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482" calcext:value-type="float">
            <text:p>1,482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5" calcext:value-type="float">
            <text:p>5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46573" calcext:value-type="float">
            <text:p>46,573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281" calcext:value-type="float">
            <text:p>1,281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4144" calcext:value-type="float">
            <text:p>4,144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2260" calcext:value-type="float">
            <text:p>2,260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209" calcext:value-type="float">
            <text:p>209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8698" calcext:value-type="float">
            <text:p>18,698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9958" calcext:value-type="float">
            <text:p>19,958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15" calcext:value-type="float">
            <text:p>15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8" calcext:value-type="float">
            <text:p>8</text:p>
          </table:table-cell>
          <table:table-cell table:style-name="ce70" table:formula="of:=[.C15]-[.N15]" office:value-type="float" office:value="1361" calcext:value-type="float">
            <text:p>1,361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20764" calcext:value-type="float">
            <text:p>20,764</text:p>
          </table:table-cell>
          <table:table-cell table:style-name="ce41" office:value-type="float" office:value="762" calcext:value-type="float">
            <text:p>762</text:p>
          </table:table-cell>
          <table:table-cell table:style-name="ce41" office:value-type="float" office:value="5611" calcext:value-type="float">
            <text:p>5,611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33" calcext:value-type="float">
            <text:p>5,333</text:p>
          </table:table-cell>
          <table:table-cell table:style-name="ce41" office:value-type="float" office:value="8334" calcext:value-type="float">
            <text:p>8,334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9202" calcext:value-type="float">
            <text:p>19,202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4740" calcext:value-type="float">
            <text:p>4,740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11" calcext:value-type="float">
            <text:p>4,911</text:p>
          </table:table-cell>
          <table:table-cell table:style-name="ce41" office:value-type="float" office:value="8334" calcext:value-type="float">
            <text:p>8,334</text:p>
          </table:table-cell>
          <table:table-cell table:style-name="ce41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71" table:formula="of:=[.C16]-[.N16]" office:value-type="float" office:value="1562" calcext:value-type="float">
            <text:p>1,562</text:p>
          </table:table-cell>
          <table:table-cell table:style-name="ce74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9305" calcext:value-type="float">
            <text:p>9,305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2551" calcext:value-type="float">
            <text:p>2,551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7" calcext:value-type="float">
            <text:p>2,377</text:p>
          </table:table-cell>
          <table:table-cell table:style-name="ce42" office:value-type="float" office:value="3815" calcext:value-type="float">
            <text:p>3,81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755" calcext:value-type="float">
            <text:p>8,755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2101" calcext:value-type="float">
            <text:p>2,101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4" calcext:value-type="float">
            <text:p>2,314</text:p>
          </table:table-cell>
          <table:table-cell table:style-name="ce42" office:value-type="float" office:value="3815" calcext:value-type="float">
            <text:p>3,815</text:p>
          </table:table-cell>
          <table:table-cell table:style-name="ce42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17]-[.N17]" office:value-type="float" office:value="550" calcext:value-type="float">
            <text:p>550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1459" calcext:value-type="float">
            <text:p>11,459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3060" calcext:value-type="float">
            <text:p>3,060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56" calcext:value-type="float">
            <text:p>2,956</text:p>
          </table:table-cell>
          <table:table-cell table:style-name="ce43" office:value-type="float" office:value="4519" calcext:value-type="float">
            <text:p>4,51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447" calcext:value-type="float">
            <text:p>10,447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2639" calcext:value-type="float">
            <text:p>2,639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97" calcext:value-type="float">
            <text:p>2,597</text:p>
          </table:table-cell>
          <table:table-cell table:style-name="ce43" office:value-type="float" office:value="4519" calcext:value-type="float">
            <text:p>4,519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style-name="ce73" table:formula="of:=[.C18]-[.N18]" office:value-type="float" office:value="1012" calcext:value-type="float">
            <text:p>1,012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1986" calcext:value-type="float">
            <text:p>1,98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3" calcext:value-type="float">
            <text:p>2,06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19]-[.N19]" office:value-type="float" office:value="-77" calcext:value-type="float">
            <text:p><text:s text:c="7"/>－77</text:p>
          </table:table-cell>
          <table:table-cell table:style-name="ce74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-40" calcext:value-type="float">
            <text:p><text:s text:c="7"/>－40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129" calcext:value-type="float">
            <text:p>1,1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6" calcext:value-type="float">
            <text:p>1,16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-37" calcext:value-type="float">
            <text:p><text:s text:c="7"/>－37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9380" calcext:value-type="float">
            <text:p>9,380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772" calcext:value-type="float">
            <text:p>772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40" calcext:value-type="float">
            <text:p>3,740</text:p>
          </table:table-cell>
          <table:table-cell table:style-name="ce41" office:value-type="float" office:value="4267" calcext:value-type="float">
            <text:p>4,267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05" calcext:value-type="float">
            <text:p>8,205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15" calcext:value-type="float">
            <text:p>2,915</text:p>
          </table:table-cell>
          <table:table-cell table:style-name="ce41" office:value-type="float" office:value="4266" calcext:value-type="float">
            <text:p>4,266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22]-[.N22]" office:value-type="float" office:value="1175" calcext:value-type="float">
            <text:p>1,175</text:p>
          </table:table-cell>
          <table:table-cell table:style-name="ce74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4223" calcext:value-type="float">
            <text:p>4,22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8" calcext:value-type="float">
            <text:p>1,708</text:p>
          </table:table-cell>
          <table:table-cell table:style-name="ce42" office:value-type="float" office:value="1942" calcext:value-type="float">
            <text:p>1,94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58" calcext:value-type="float">
            <text:p>3,658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9" calcext:value-type="float">
            <text:p>1,249</text:p>
          </table:table-cell>
          <table:table-cell table:style-name="ce42" office:value-type="float" office:value="1941" calcext:value-type="float">
            <text:p>1,941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23]-[.N23]" office:value-type="float" office:value="565" calcext:value-type="float">
            <text:p>565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5157" calcext:value-type="float">
            <text:p>5,157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2" calcext:value-type="float">
            <text:p>2,032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47" calcext:value-type="float">
            <text:p>4,547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6" calcext:value-type="float">
            <text:p>1,666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4]-[.N24]" office:value-type="float" office:value="610" calcext:value-type="float">
            <text:p>610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88" calcext:value-type="float">
            <text:p>1,588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5]-[.N25]" office:value-type="float" office:value="576" calcext:value-type="float">
            <text:p>576</text:p>
          </table:table-cell>
          <table:table-cell table:style-name="ce74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1244" calcext:value-type="float">
            <text:p>1,24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5" calcext:value-type="float">
            <text:p>1,00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239" calcext:value-type="float">
            <text:p>239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534" calcext:value-type="float">
            <text:p>1,53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7" calcext:value-type="float">
            <text:p>1,19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2" calcext:value-type="float">
            <text:p>642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337" calcext:value-type="float">
            <text:p>337</text:p>
          </table:table-cell>
          <table:table-cell table:style-name="ce74" table:number-columns-repeated="999"/>
        </table:table-row>
        <table:table-row table:style-name="ro5">
          <table:table-cell table:style-name="ce17"/>
          <table:table-cell table:style-name="ce29" office:value-type="string" calcext:value-type="string">
            <text:p>計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8]-[.N28]" office:value-type="float" office:value="-110" calcext:value-type="float">
            <text:p><text:s text:c="7"/>－110</text:p>
          </table:table-cell>
          <table:table-cell table:style-name="ce74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9]-[.N29]" office:value-type="float" office:value="-30" calcext:value-type="float">
            <text:p><text:s text:c="7"/>－30</text:p>
          </table:table-cell>
          <table:table-cell table:style-name="ce74" table:number-columns-repeated="999"/>
        </table:table-row>
        <table:table-row table:style-name="ro5">
          <table:table-cell table:style-name="ce19"/>
          <table:table-cell table:style-name="ce31" office:value-type="string" calcext:value-type="string">
            <text:p>女</text:p>
          </table:table-cell>
          <table:table-cell table:style-name="ce43" office:value-type="float" office:value="1022" calcext:value-type="float">
            <text:p>1,0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2" calcext:value-type="float">
            <text:p>1,10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-80" calcext:value-type="float">
            <text:p><text:s text:c="7"/>－80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5627" calcext:value-type="float">
            <text:p>5,62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61" calcext:value-type="float">
            <text:p>5,861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42" calcext:value-type="float">
            <text:p>3,242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-234" calcext:value-type="float">
            <text:p><text:s text:c="7"/>－234</text:p>
          </table:table-cell>
          <table:table-cell table:style-name="ce74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2353" calcext:value-type="float">
            <text:p>2,35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0" calcext:value-type="float">
            <text:p>1,290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3" calcext:value-type="float">
            <text:p>2,51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6" calcext:value-type="float">
            <text:p>1,406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-160" calcext:value-type="float">
            <text:p><text:s text:c="7"/>－160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3274" calcext:value-type="float">
            <text:p>3,27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8" calcext:value-type="float">
            <text:p>1,718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48" calcext:value-type="float">
            <text:p>3,34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6" calcext:value-type="float">
            <text:p>1,836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-74" calcext:value-type="float">
            <text:p><text:s text:c="7"/>－74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3753" calcext:value-type="float">
            <text:p>3,753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6" calcext:value-type="float">
            <text:p>1,326</text:p>
          </table:table-cell>
          <table:table-cell table:style-name="ce41" office:value-type="float" office:value="2102" calcext:value-type="float">
            <text:p>2,102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74" calcext:value-type="float">
            <text:p>4,37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2102" calcext:value-type="float">
            <text:p>2,10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4]-[.N34]" office:value-type="float" office:value="-621" calcext:value-type="float">
            <text:p><text:s text:c="7"/>－621</text:p>
          </table:table-cell>
          <table:table-cell table:style-name="ce74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1604" calcext:value-type="float">
            <text:p>1,60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2" calcext:value-type="float">
            <text:p>1,86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258" calcext:value-type="float">
            <text:p><text:s text:c="7"/>－258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2149" calcext:value-type="float">
            <text:p>2,14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1189" calcext:value-type="float">
            <text:p>1,189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12" calcext:value-type="float">
            <text:p>2,51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4" calcext:value-type="float">
            <text:p>1,134</text:p>
          </table:table-cell>
          <table:table-cell table:style-name="ce43" office:value-type="float" office:value="1189" calcext:value-type="float">
            <text:p>1,18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-363" calcext:value-type="float">
            <text:p><text:s text:c="7"/>－363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69" calcext:value-type="float">
            <text:p>869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7" calcext:value-type="float">
            <text:p>1,97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-287" calcext:value-type="float">
            <text:p><text:s text:c="7"/>－287</text:p>
          </table:table-cell>
          <table:table-cell table:style-name="ce74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744" calcext:value-type="float">
            <text:p>74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186" calcext:value-type="float">
            <text:p><text:s text:c="7"/>－186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7" calcext:value-type="float">
            <text:p>1,04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-101" calcext:value-type="float">
            <text:p><text:s text:c="7"/>－101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2749" calcext:value-type="float">
            <text:p>2,74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5" calcext:value-type="float">
            <text:p>1,415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73" calcext:value-type="float">
            <text:p>2,77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0]-[.N40]" office:value-type="float" office:value="-24" calcext:value-type="float">
            <text:p><text:s text:c="7"/>－24</text:p>
          </table:table-cell>
          <table:table-cell table:style-name="ce74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1167" calcext:value-type="float">
            <text:p>1,16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4" calcext:value-type="float">
            <text:p>1,19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1]-[.N41]" office:value-type="float" office:value="-27" calcext:value-type="float">
            <text:p><text:s text:c="7"/>－27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582" calcext:value-type="float">
            <text:p>1,58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9" calcext:value-type="float">
            <text:p>1,57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617" calcext:value-type="float">
            <text:p>61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2]-[.N42]" office:value-type="float" office:value="3" calcext:value-type="float">
            <text:p>3</text:p>
          </table:table-cell>
          <table:table-cell table:style-name="ce74" table:number-columns-repeated="999"/>
        </table:table-row>
        <table:table-row table:style-name="ro5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1919" calcext:value-type="float">
            <text:p>1,91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97" calcext:value-type="float">
            <text:p>2,297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7" calcext:value-type="float">
            <text:p>1,567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3]-[.N43]" office:value-type="float" office:value="-378" calcext:value-type="float">
            <text:p><text:s text:c="7"/>－378</text:p>
          </table:table-cell>
          <table:table-cell table:style-name="ce74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-174" calcext:value-type="float">
            <text:p><text:s text:c="7"/>－174</text:p>
          </table:table-cell>
          <table:table-cell table:style-name="ce74" table:number-columns-repeated="999"/>
        </table:table-row>
        <table:table-row table:style-name="ro5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091" calcext:value-type="float">
            <text:p>1,09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1" calcext:value-type="float">
            <text:p>651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5" calcext:value-type="float">
            <text:p>1,29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6" calcext:value-type="float">
            <text:p>886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-204" calcext:value-type="float">
            <text:p><text:s text:c="7"/>－204</text:p>
          </table:table-cell>
          <table:table-cell table:style-name="ce74" table:number-columns-repeated="999"/>
        </table:table-row>
        <table:table-row table:style-name="ro5">
          <table:table-cell table:style-name="ce17"/>
          <table:table-cell table:style-name="ce29" office:value-type="string" calcext:value-type="string">
            <text:p>計</text:p>
          </table:table-cell>
          <table:table-cell table:style-name="ce41" office:value-type="float" office:value="3940" calcext:value-type="float">
            <text:p>3,94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1591" calcext:value-type="float">
            <text:p>1,59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097" calcext:value-type="float">
            <text:p>4,09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1592" calcext:value-type="float">
            <text:p>1,59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6]-[.N46]" office:value-type="float" office:value="-157" calcext:value-type="float">
            <text:p><text:s text:c="7"/>－157</text:p>
          </table:table-cell>
          <table:table-cell table:style-name="ce74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1749" calcext:value-type="float">
            <text:p>1,74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53" calcext:value-type="float">
            <text:p>1,85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-104" calcext:value-type="float">
            <text:p><text:s text:c="7"/>－104</text:p>
          </table:table-cell>
          <table:table-cell table:style-name="ce74" table:number-columns-repeated="999"/>
        </table:table-row>
        <table:table-row table:style-name="ro5">
          <table:table-cell table:style-name="ce19"/>
          <table:table-cell table:style-name="ce31" office:value-type="string" calcext:value-type="string">
            <text:p>女</text:p>
          </table:table-cell>
          <table:table-cell table:style-name="ce43" office:value-type="float" office:value="2191" calcext:value-type="float">
            <text:p>2,19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13" calcext:value-type="float">
            <text:p>1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4" calcext:value-type="float">
            <text:p>2,24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6" calcext:value-type="float">
            <text:p>1,166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8]-[.N48]" office:value-type="float" office:value="-53" calcext:value-type="float">
            <text:p><text:s text:c="7"/>－53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5575" calcext:value-type="float">
            <text:p>5,57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116" calcext:value-type="float">
            <text:p>2,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2001" calcext:value-type="float">
            <text:p>2,001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006" calcext:value-type="float">
            <text:p>6,006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226" calcext:value-type="float">
            <text:p>2,2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2001" calcext:value-type="float">
            <text:p>2,001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49]-[.N49]" office:value-type="float" office:value="-431" calcext:value-type="float">
            <text:p><text:s text:c="7"/>－431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高雄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2453" calcext:value-type="float">
            <text:p>2,45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73" calcext:value-type="float">
            <text:p>9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6" calcext:value-type="float">
            <text:p>2,73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016" calcext:value-type="float">
            <text:p>1,0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0]-[.N50]" office:value-type="float" office:value="-283" calcext:value-type="float">
            <text:p><text:s text:c="7"/>－283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3122" calcext:value-type="float">
            <text:p>3,12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1099" calcext:value-type="float">
            <text:p>1,09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270" calcext:value-type="float">
            <text:p>3,27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6" calcext:value-type="float">
            <text:p>846</text:p>
          </table:table-cell>
          <table:table-cell table:style-name="ce43" office:value-type="float" office:value="1099" calcext:value-type="float">
            <text:p>1,099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51]-[.N51]" office:value-type="float" office:value="-148" calcext:value-type="float">
            <text:p><text:s text:c="7"/>－148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2986" calcext:value-type="float">
            <text:p>2,98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64" calcext:value-type="float">
            <text:p>3,564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52]-[.N52]" office:value-type="float" office:value="-578" calcext:value-type="float">
            <text:p><text:s text:c="7"/>－578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屏東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1276" calcext:value-type="float">
            <text:p>1,27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5" calcext:value-type="float">
            <text:p>1,54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3]-[.N53]" office:value-type="float" office:value="-269" calcext:value-type="float">
            <text:p><text:s text:c="7"/>－269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710" calcext:value-type="float">
            <text:p>1,71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19" calcext:value-type="float">
            <text:p>2,01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2" calcext:value-type="float">
            <text:p>712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4]-[.N54]" office:value-type="float" office:value="-309" calcext:value-type="float">
            <text:p><text:s text:c="7"/>－309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684" calcext:value-type="float">
            <text:p>68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55]-[.N55]" office:value-type="float" office:value="-267" calcext:value-type="float">
            <text:p><text:s text:c="7"/>－267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臺東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56]-[.N56]" office:value-type="float" office:value="-142" calcext:value-type="float">
            <text:p><text:s text:c="7"/>－142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125" calcext:value-type="float">
            <text:p><text:s text:c="7"/>－125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9" calcext:value-type="float">
            <text:p>2,05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8]-[.N58]" office:value-type="float" office:value="-160" calcext:value-type="float">
            <text:p><text:s text:c="7"/>－160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花蓮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0" calcext:value-type="float">
            <text:p>94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-83" calcext:value-type="float">
            <text:p><text:s text:c="7"/>－83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042" calcext:value-type="float">
            <text:p>1,04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9" calcext:value-type="float">
            <text:p>1,11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0]-[.N60]" office:value-type="float" office:value="-77" calcext:value-type="float">
            <text:p><text:s text:c="7"/>－77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64" calcext:value-type="float">
            <text:p>64</text:p>
          </table:table-cell>
          <table:table-cell table:style-name="ce74" table:number-columns-repeated="999"/>
        </table:table-row>
        <table:table-row table:style-name="ro6">
          <table:table-cell table:style-name="ce16" office:value-type="string" calcext:value-type="string">
            <text:p>澎湖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30" calcext:value-type="float">
            <text:p>30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34" calcext:value-type="float">
            <text:p>34</text:p>
          </table:table-cell>
          <table:table-cell table:style-name="ce74" table:number-columns-repeated="999"/>
        </table:table-row>
        <table:table-row table:style-name="ro6">
          <table:table-cell table:style-name="ce17"/>
          <table:table-cell table:style-name="ce29" office:value-type="string" calcext:value-type="string">
            <text:p>計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22" calcext:value-type="float">
            <text:p>2,122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117" calcext:value-type="float">
            <text:p><text:s text:c="7"/>－117</text:p>
          </table:table-cell>
          <table:table-cell table:style-name="ce74" table:number-columns-repeated="999"/>
        </table:table-row>
        <table:table-row table:style-name="ro6">
          <table:table-cell table:style-name="ce18" office:value-type="string" calcext:value-type="string">
            <text:p>基隆市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2" calcext:value-type="float">
            <text:p>92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47" calcext:value-type="float">
            <text:p><text:s text:c="7"/>－47</text:p>
          </table:table-cell>
          <table:table-cell table:style-name="ce74" table:number-columns-repeated="999"/>
        </table:table-row>
        <table:table-row table:style-name="ro6">
          <table:table-cell table:style-name="ce19"/>
          <table:table-cell table:style-name="ce31" office:value-type="string" calcext:value-type="string">
            <text:p>女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551" calcext:value-type="float">
            <text:p>55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0" calcext:value-type="float">
            <text:p>1,20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551" calcext:value-type="float">
            <text:p>551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70" calcext:value-type="float">
            <text:p><text:s text:c="7"/>－70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2637" calcext:value-type="float">
            <text:p>2,63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1" calcext:value-type="float">
            <text:p>2,141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7]-[.N67]" office:value-type="float" office:value="496" calcext:value-type="float">
            <text:p>496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新竹市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1151" calcext:value-type="float">
            <text:p>1,15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5" calcext:value-type="float">
            <text:p>595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8]-[.N68]" office:value-type="float" office:value="191" calcext:value-type="float">
            <text:p>191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486" calcext:value-type="float">
            <text:p>1,48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4" calcext:value-type="float">
            <text:p>774</text:p>
          </table:table-cell>
          <table:table-cell table:style-name="ce43" office:value-type="float" office:value="553" calcext:value-type="float">
            <text:p>55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1" calcext:value-type="float">
            <text:p>1,18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553" calcext:value-type="float">
            <text:p>553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9]-[.N69]" office:value-type="float" office:value="305" calcext:value-type="float">
            <text:p>305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7555" calcext:value-type="float">
            <text:p>7,555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5" calcext:value-type="float">
            <text:p>3,855</text:p>
          </table:table-cell>
          <table:table-cell table:style-name="ce41" office:value-type="float" office:value="3145" calcext:value-type="float">
            <text:p>3,14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651" calcext:value-type="float">
            <text:p>6,651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3145" calcext:value-type="float">
            <text:p>3,14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0]-[.N70]" office:value-type="float" office:value="904" calcext:value-type="float">
            <text:p>904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臺中市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3454" calcext:value-type="float">
            <text:p>3,45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8" calcext:value-type="float">
            <text:p>1,798</text:p>
          </table:table-cell>
          <table:table-cell table:style-name="ce42" office:value-type="float" office:value="1417" calcext:value-type="float">
            <text:p>1,41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87" calcext:value-type="float">
            <text:p>2,98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4" calcext:value-type="float">
            <text:p>1,324</text:p>
          </table:table-cell>
          <table:table-cell table:style-name="ce42" office:value-type="float" office:value="1417" calcext:value-type="float">
            <text:p>1,41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1]-[.N71]" office:value-type="float" office:value="467" calcext:value-type="float">
            <text:p>467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4101" calcext:value-type="float">
            <text:p>4,10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7" calcext:value-type="float">
            <text:p>2,057</text:p>
          </table:table-cell>
          <table:table-cell table:style-name="ce43" office:value-type="float" office:value="1728" calcext:value-type="float">
            <text:p>1,72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664" calcext:value-type="float">
            <text:p>3,66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8" calcext:value-type="float">
            <text:p>1,628</text:p>
          </table:table-cell>
          <table:table-cell table:style-name="ce43" office:value-type="float" office:value="1728" calcext:value-type="float">
            <text:p>1,72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2]-[.N72]" office:value-type="float" office:value="437" calcext:value-type="float">
            <text:p>437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1622" calcext:value-type="float">
            <text:p>1,62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159" calcext:value-type="float">
            <text:p>159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嘉義市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39" calcext:value-type="float">
            <text:p>39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933" calcext:value-type="float">
            <text:p>933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2"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120" calcext:value-type="float">
            <text:p>120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4226" calcext:value-type="float">
            <text:p>4,22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948" calcext:value-type="float">
            <text:p>3,948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6]-[.N76]" office:value-type="float" office:value="278" calcext:value-type="float">
            <text:p>278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臺南市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1901" calcext:value-type="float">
            <text:p>1,90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873" calcext:value-type="float">
            <text:p>87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67" calcext:value-type="float">
            <text:p>1,7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873" calcext:value-type="float">
            <text:p>873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7]-[.N77]" office:value-type="float" office:value="134" calcext:value-type="float">
            <text:p>134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1" calcext:value-type="float">
            <text:p>1,071</text:p>
          </table:table-cell>
          <table:table-cell table:style-name="ce43" office:value-type="float" office:value="1013" calcext:value-type="float">
            <text:p>1,01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1" calcext:value-type="float">
            <text:p>2,181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3" calcext:value-type="float">
            <text:p>953</text:p>
          </table:table-cell>
          <table:table-cell table:style-name="ce43" office:value-type="float" office:value="1013" calcext:value-type="float">
            <text:p>1,013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144" calcext:value-type="float">
            <text:p>144</text:p>
          </table:table-cell>
          <table:table-cell table:style-name="ce74" table:number-columns-repeated="999"/>
        </table:table-row>
        <table:table-row table:style-name="ro6">
          <table:table-cell table:style-name="ce6"/>
          <table:table-cell table:style-name="ce26" office:value-type="string" calcext:value-type="string">
            <text:p>計</text:p>
          </table:table-cell>
          <table:table-cell table:style-name="ce38" office:value-type="float" office:value="16016" calcext:value-type="float">
            <text:p>16,016</text:p>
          </table:table-cell>
          <table:table-cell table:style-name="ce38" office:value-type="float" office:value="1353" calcext:value-type="float">
            <text:p>1,3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7379" calcext:value-type="float">
            <text:p>7,379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70" calcext:value-type="float">
            <text:p>6,770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6756" calcext:value-type="float">
            <text:p>16,756</text:p>
          </table:table-cell>
          <table:table-cell table:style-name="ce38" office:value-type="float" office:value="1417" calcext:value-type="float">
            <text:p>1,4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8292" calcext:value-type="float">
            <text:p>8,292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70" calcext:value-type="float">
            <text:p>6,770</text:p>
          </table:table-cell>
          <table:table-cell table:style-name="ce38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style-name="ce68" table:formula="of:=[.C79]-[.N79]" office:value-type="float" office:value="-740" calcext:value-type="float">
            <text:p><text:s text:c="7"/>－740</text:p>
          </table:table-cell>
          <table:table-cell table:style-name="ce74" table:number-columns-repeated="999"/>
        </table:table-row>
        <table:table-row table:style-name="ro6">
          <table:table-cell table:style-name="ce7" office:value-type="string" calcext:value-type="string">
            <text:p>臺 北 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7165" calcext:value-type="float">
            <text:p>7,165</text:p>
          </table:table-cell>
          <table:table-cell table:style-name="ce39" office:value-type="float" office:value="609" calcext:value-type="float">
            <text:p>6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3234" calcext:value-type="float">
            <text:p>3,234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06" calcext:value-type="float">
            <text:p>3,106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663" calcext:value-type="float">
            <text:p>7,663</text:p>
          </table:table-cell>
          <table:table-cell table:style-name="ce39" office:value-type="float" office:value="609" calcext:value-type="float">
            <text:p>6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3816" calcext:value-type="float">
            <text:p>3,816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06" calcext:value-type="float">
            <text:p>3,106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0]-[.N80]" office:value-type="float" office:value="-498" calcext:value-type="float">
            <text:p><text:s text:c="7"/>－498</text:p>
          </table:table-cell>
          <table:table-cell table:style-name="ce74" table:number-columns-repeated="999"/>
        </table:table-row>
        <table:table-row table:style-name="ro6">
          <table:table-cell table:style-name="ce8"/>
          <table:table-cell table:style-name="ce28" office:value-type="string" calcext:value-type="string">
            <text:p>女</text:p>
          </table:table-cell>
          <table:table-cell table:style-name="ce40" office:value-type="float" office:value="8851" calcext:value-type="float">
            <text:p>8,851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145" calcext:value-type="float">
            <text:p>4,145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93" calcext:value-type="float">
            <text:p>9,093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4476" calcext:value-type="float">
            <text:p>4,476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1]-[.N81]" office:value-type="float" office:value="-242" calcext:value-type="float">
            <text:p><text:s text:c="7"/>－242</text:p>
          </table:table-cell>
          <table:table-cell table:style-name="ce74" table:number-columns-repeated="999"/>
        </table:table-row>
        <table:table-row table:style-name="ro6">
          <table:table-cell table:style-name="ce9"/>
          <table:table-cell table:style-name="ce26" office:value-type="string" calcext:value-type="string">
            <text:p>計</text:p>
          </table:table-cell>
          <table:table-cell table:style-name="ce38" office:value-type="float" office:value="9350" calcext:value-type="float">
            <text:p>9,350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80" calcext:value-type="float">
            <text:p>4,080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52" calcext:value-type="float">
            <text:p>4,652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196" calcext:value-type="float">
            <text:p>9,196</text:p>
          </table:table-cell>
          <table:table-cell table:style-name="ce38" office:value-type="float" office:value="304" calcext:value-type="float">
            <text:p>304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95" calcext:value-type="float">
            <text:p>3,99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52" calcext:value-type="float">
            <text:p>4,652</text:p>
          </table:table-cell>
          <table:table-cell table:style-name="ce38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8" table:formula="of:=[.C82]-[.N82]" office:value-type="float" office:value="154" calcext:value-type="float">
            <text:p>154</text:p>
          </table:table-cell>
          <table:table-cell table:style-name="ce74" table:number-columns-repeated="999"/>
        </table:table-row>
        <table:table-row table:style-name="ro6">
          <table:table-cell table:style-name="ce10" office:value-type="string" calcext:value-type="string">
            <text:p>高 雄 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4184" calcext:value-type="float">
            <text:p>4,184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0" calcext:value-type="float">
            <text:p>1,820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11" calcext:value-type="float">
            <text:p>2,11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90" calcext:value-type="float">
            <text:p>4,190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4" calcext:value-type="float">
            <text:p>1,82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11" calcext:value-type="float">
            <text:p>2,111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[.C83]-[.N83]" office:value-type="float" office:value="-6" calcext:value-type="float">
            <text:p><text:s text:c="7"/>－6</text:p>
          </table:table-cell>
          <table:table-cell table:style-name="ce74" table:number-columns-repeated="999"/>
        </table:table-row>
        <table:table-row table:style-name="ro6">
          <table: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5166" calcext:value-type="float">
            <text:p>5,16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60" calcext:value-type="float">
            <text:p>2,26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06" calcext:value-type="float">
            <text:p>5,006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71" calcext:value-type="float">
            <text:p>2,171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4]-[.N84]" office:value-type="float" office:value="160" calcext:value-type="float">
            <text:p>160</text:p>
          </table:table-cell>
          <table:table-cell table:style-name="ce74" table:number-columns-repeated="999"/>
        </table:table-row>
        <table:table-row table:style-name="ro6">
          <table:table-cell table:style-name="ce6"/>
          <table:table-cell table:style-name="ce26" office:value-type="string" calcext:value-type="string">
            <text:p>計</text:p>
          </table:table-cell>
          <table:table-cell table:style-name="ce38" office:value-type="float" office:value="637" calcext:value-type="float">
            <text:p>63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99" calcext:value-type="float">
            <text:p>399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7" calcext:value-type="float">
            <text:p>39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5" calcext:value-type="float">
            <text:p>18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240" calcext:value-type="float">
            <text:p>240</text:p>
          </table:table-cell>
          <table:table-cell table:style-name="ce74" table:number-columns-repeated="999"/>
        </table:table-row>
        <table:table-row table:style-name="ro6">
          <table:table-cell table:style-name="ce12" office:value-type="string" calcext:value-type="string">
            <text:p>福 建 省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91" calcext:value-type="float">
            <text:p>91</text:p>
          </table:table-cell>
          <table:table-cell table:style-name="ce74" table:number-columns-repeated="999"/>
        </table:table-row>
        <table:table-row table:style-name="ro6">
          <table:table-cell table:style-name="ce8"/>
          <table:table-cell table:style-name="ce28" office:value-type="string" calcext:value-type="string">
            <text:p>女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9" calcext:value-type="float">
            <text:p>209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149" calcext:value-type="float">
            <text:p>149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67" calcext:value-type="float">
            <text:p>36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30" calcext:value-type="float">
            <text:p>13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269" calcext:value-type="float">
            <text:p>269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金門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103" calcext:value-type="float">
            <text:p>103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00" calcext:value-type="float">
            <text:p>20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166" calcext:value-type="float">
            <text:p>166</text:p>
          </table:table-cell>
          <table:table-cell table:style-name="ce74" table:number-columns-repeated="999"/>
        </table:table-row>
        <table:table-row table:style-name="ro6">
          <table:table-cell table:style-name="ce13"/>
          <table:table-cell table:style-name="ce29" office:value-type="string" calcext:value-type="string">
            <text:p>計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-29" calcext:value-type="float">
            <text:p><text:s text:c="7"/>－29</text:p>
          </table:table-cell>
          <table:table-cell table:style-name="ce74" table:number-columns-repeated="999"/>
        </table:table-row>
        <table:table-row table:style-name="ro6">
          <table:table-cell table:style-name="ce14" office:value-type="string" calcext:value-type="string">
            <text:p>連江縣</text:p>
          </table:table-cell>
          <table:table-cell table:style-name="ce30" office:value-type="string" calcext:value-type="string">
            <text:p>男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12" calcext:value-type="float">
            <text:p><text:s text:c="7"/>－12</text:p>
          </table:table-cell>
          <table:table-cell table:style-name="ce74" table:number-columns-repeated="999"/>
        </table:table-row>
        <table:table-row table:style-name="ro6">
          <table:table-cell table:style-name="ce15"/>
          <table:table-cell table:style-name="ce31" office:value-type="string" calcext:value-type="string">
            <text:p>女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-17" calcext:value-type="float">
            <text:p><text:s text:c="7"/>－17</text:p>
          </table:table-cell>
          <table:table-cell table:style-name="ce74" table:number-columns-repeated="999"/>
        </table:table-row>
        <table:table-row table:style-name="ro7">
          <table:table-cell table:style-name="ce20"/>
          <table:table-cell table:style-name="ce32"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6月6日編製</text:span></text:p>
          </table:table-cell>
          <table:covered-table-cell table:number-columns-repeated="3" table:style-name="ce53"/>
          <table:table-cell table:style-name="ce32" table:number-columns-repeated="999"/>
        </table:table-row>
        <table:table-row table:style-name="ro8" table:number-rows-repeated="104848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fill-character> </loext:fill-character>
      <number:number number:decimal-places="0" loext:min-decimal-places="0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</meta:initial-creator>
    <meta:creation-date>2008-06-09T14:55:10</meta:creation-date>
    <dc:creator>ris</dc:creator>
    <dc:date>2008-06-09T14:58:23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